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Projet booki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placeholder="true">
          <draw:text-box/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résentation du projet global</text:span></text:p>
              </text:list-item>
              <text:list-item>
                <text:p><text:span text:style-name="T1">Ce que je dois realiser, transformer une maquette en site web <text:s/></text:span></text:p>
              </text:list-item>
              <text:list-item>
                <text:p><text:span text:style-name="T1">Presentation du decoupage maquette</text:span></text:p>
              </text:list-item>
              <text:list-item>
                <text:p><text:span text:style-name="T1">Explication du html, head on lie et explique toute les balise méta …</text:span></text:p>
              </text:list-item>
              <text:list-item>
                <text:p><text:span text:style-name="T1">On explique toute les sections utilisé, découpé, on ouvrant les onglets, header, footer et 4 sections, </text:span></text:p>
              </text:list-item>
              <text:list-item>
                <text:p><text:span text:style-name="T1">Header , lire rapidement,</text:span></text:p>
              </text:list-item>
              <text:list-item>
                <text:p><text:span text:style-name="T1">Section recherche localisation, explique la balise formulaire, 3 élément libelé, zone entré des valeurs, et envoie des valeur, et version mobile …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placeholder="true">
          <draw:text-box/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ection filtre , creation d’une div avec image et texte et mise en page css, on duplique ...</text:span></text:p>
              </text:list-item>
              <text:list-item>
                <text:p><text:span text:style-name="T1">Section logement accomodation deux sous partie, generic et populaire, composé de 6 et 3 card accomodation voit ensuite dans css la mise en forme</text:span></text:p>
              </text:list-item>
              <text:list-item>
                <text:p><text:span text:style-name="T1">Section activities decomposé en 4 colonne composés de carte activitie</text:span></text:p>
              </text:list-item>
              <text:list-item>
                <text:p><text:span text:style-name="T1">Le footer 3 div puis mise en page css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placeholder="true">
          <draw:text-box/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n definit d’abort l’ensemble des règles communes a l’ensemble</text:span></text:p>
              </text:list-item>
              <text:list-item>
                <text:p><text:span text:style-name="T2">Dans le header explique en particulier quand on survole, et le changement on mode responsive mobile…</text:span></text:p>
              </text:list-item>
              <text:list-item>
                <text:p><text:span text:style-name="T2">Section locate research, explique les propriétés en particulier position relative absolue, overflow et object fit.</text:span></text:p>
              </text:list-item>
              <text:list-item>
                <text:p><text:span text:style-name="T2">Section filtre, factorisation des selecteurs avec la virgule, propriété flex-wrap, selecteur combinatoire</text:span></text:p>
              </text:list-item>
              <text:list-item>
                <text:p><text:span text:style-name="T2">Section accomodation, flex basics et flex direction colum vesrion mobile propriété colum reverse,box shadow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7:31:01.402775445</meta:creation-date>
    <meta:editing-duration>PT12M56S</meta:editing-duration>
    <meta:editing-cycles>5</meta:editing-cycles>
    <meta:generator>LibreOffice/6.4.7.2$Linux_X86_64 LibreOffice_project/40$Build-2</meta:generator>
    <dc:title>Blue Curve</dc:title>
    <dc:date>2022-04-05T09:07:21.179914693</dc:date>
    <meta:document-statistic meta:object-count="50"/>
  </office:meta>
</office:document-meta>
</file>